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5-08-1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22" calcext:value-type="float">
            <text:p>74.7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5-06-2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5-04-1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5-02-1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4-12-1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4-08-2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4-06-2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4-04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4-02-2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3-12-2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3-10-1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3-08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3-06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3-04-2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3-02-2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2-12-2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2-10-2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1336" calcext:value-type="float">
            <text:p>80.0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2-08-2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2-06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2-04-2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2-02-2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1-12-1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1-10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21-08-1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9-09-0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9-07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9-05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9-03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9-02-0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8-11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4832" calcext:value-type="float">
            <text:p>63.0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8-07-1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3624" calcext:value-type="float">
            <text:p>62.5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8-03-0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8-01-0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7-11-0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7-09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7-07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7-05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7-03-1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7-01-1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6-11-0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7328" calcext:value-type="float">
            <text:p>68.5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6-09-0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7328" calcext:value-type="float">
            <text:p>68.5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6-07-0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6-05-1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6-03-1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6-01-0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5-11-04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5-08-1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5-07-0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5-05-1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5-03-0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5-01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4-11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4-09-0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4-08-12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4-05-1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4-03-0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4-01-0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3-11-0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3-09-0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3-07-1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3-05-1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3-03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8104" calcext:value-type="float">
            <text:p>64.0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3-01-1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2-11-0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2-09-0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8848" calcext:value-type="float">
            <text:p>80.6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2-08-0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2-05-0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2-03-0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2-01-0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1-11-1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1-09-0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1-07-2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1-05-0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1-03-3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856" calcext:value-type="float">
            <text:p>63.9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1-02-2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0-11-0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0-10-0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0-09-1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0-07-0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0-05-0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0-03-0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10-01-13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9-09-0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9-07-0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9-05-0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9-03-0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9-01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8-11-1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8-09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8-07-0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8-05-1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8-03-1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8-01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7-07-0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7-05-1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7-03-2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6-11-0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6-07-1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6-05-0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6-03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6-01-0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5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1232" calcext:value-type="float">
            <text:p>79.9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2992" calcext:value-type="float">
            <text:p>71.1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2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2824" calcext:value-type="float">
            <text:p>82.7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0232" calcext:value-type="float">
            <text:p>71.9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5472" calcext:value-type="float">
            <text:p>83.4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200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0944" calcext:value-type="float">
            <text:p>67.7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6296" calcext:value-type="float">
            <text:p>66.3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0544" calcext:value-type="float">
            <text:p>79.7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0768" calcext:value-type="float">
            <text:p>80.8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4952" calcext:value-type="float">
            <text:p>64.0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3472" calcext:value-type="float">
            <text:p>63.5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0176" calcext:value-type="float">
            <text:p>78.3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8648" calcext:value-type="float">
            <text:p>63.8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5624" calcext:value-type="float">
            <text:p>70.9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7752" calcext:value-type="float">
            <text:p>71.1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1096" calcext:value-type="float">
            <text:p>74.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9896" calcext:value-type="float">
            <text:p>68.5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7712" calcext:value-type="float">
            <text:p>51.7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5984" calcext:value-type="float">
            <text:p>73.7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7-06-1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7-05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7-05-0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4104215703</text:p>
          </table:table-cell>
          <table:table-cell office:value-type="string" calcext:value-type="string">
            <text:p>SC01406229BBB3 KLF4</text:p>
          </table:table-cell>
          <table:table-cell office:value-type="string" calcext:value-type="string">
            <text:p>1987-05-01 0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28" meta:object-count="0"/>
    <meta:user-defined meta:name="AppVersion">3.0</meta:user-defined>
  </office:meta>
</office:document-meta>
</file>